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7037209039548" calcext:value-type="float">
            <text:p>2.17037</text:p>
          </table:table-cell>
          <table:table-cell office:value-type="float" office:value="2.41545548022599" calcext:value-type="float">
            <text:p>2.41546</text:p>
          </table:table-cell>
          <table:table-cell office:value-type="float" office:value="3.31719674576271" calcext:value-type="float">
            <text:p>3.317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489724293785" calcext:value-type="float">
            <text:p>2.1949</text:p>
          </table:table-cell>
          <table:table-cell office:value-type="float" office:value="2.37608221468927" calcext:value-type="float">
            <text:p>2.37608</text:p>
          </table:table-cell>
          <table:table-cell office:value-type="float" office:value="3.44173749152542" calcext:value-type="float">
            <text:p>3.4417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3928915254237" calcext:value-type="float">
            <text:p>2.23929</text:p>
          </table:table-cell>
          <table:table-cell office:value-type="float" office:value="2.35183491525424" calcext:value-type="float">
            <text:p>2.35183</text:p>
          </table:table-cell>
          <table:table-cell office:value-type="float" office:value="3.23932474576271" calcext:value-type="float">
            <text:p>3.2393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915220338983" calcext:value-type="float">
            <text:p>2.32915</text:p>
          </table:table-cell>
          <table:table-cell office:value-type="float" office:value="2.14117898305085" calcext:value-type="float">
            <text:p>2.14118</text:p>
          </table:table-cell>
          <table:table-cell office:value-type="float" office:value="3.01785925423729" calcext:value-type="float">
            <text:p>3.0178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265685875706" calcext:value-type="float">
            <text:p>2.21266</text:p>
          </table:table-cell>
          <table:table-cell office:value-type="float" office:value="2.32644070056497" calcext:value-type="float">
            <text:p>2.32644</text:p>
          </table:table-cell>
          <table:table-cell office:value-type="float" office:value="3.19154847457627" calcext:value-type="float">
            <text:p>3.1915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223229378531" calcext:value-type="float">
            <text:p>2.32223</text:p>
          </table:table-cell>
          <table:table-cell office:value-type="float" office:value="2.15749613559322" calcext:value-type="float">
            <text:p>2.1575</text:p>
          </table:table-cell>
          <table:table-cell office:value-type="float" office:value="3.03961166101695" calcext:value-type="float">
            <text:p>3.0396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2551224858757" calcext:value-type="float">
            <text:p>2.22551</text:p>
          </table:table-cell>
          <table:table-cell office:value-type="float" office:value="2.30563563841808" calcext:value-type="float">
            <text:p>2.30564</text:p>
          </table:table-cell>
          <table:table-cell office:value-type="float" office:value="3.0630413559322" calcext:value-type="float">
            <text:p>3.0630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0376910734463" calcext:value-type="float">
            <text:p>2.30377</text:p>
          </table:table-cell>
          <table:table-cell office:value-type="float" office:value="2.14769927683616" calcext:value-type="float">
            <text:p>2.1477</text:p>
          </table:table-cell>
          <table:table-cell office:value-type="float" office:value="2.89515715254237" calcext:value-type="float">
            <text:p>2.8951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002239548023" calcext:value-type="float">
            <text:p>2.30002</text:p>
          </table:table-cell>
          <table:table-cell office:value-type="float" office:value="2.14273787570621" calcext:value-type="float">
            <text:p>2.14274</text:p>
          </table:table-cell>
          <table:table-cell office:value-type="float" office:value="2.74513789830508" calcext:value-type="float">
            <text:p>2.745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9998058757062" calcext:value-type="float">
            <text:p>2.29998</text:p>
          </table:table-cell>
          <table:table-cell office:value-type="float" office:value="2.2518106440678" calcext:value-type="float">
            <text:p>2.25181</text:p>
          </table:table-cell>
          <table:table-cell office:value-type="float" office:value="3.28792976271186" calcext:value-type="float">
            <text:p>3.2879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896296045198" calcext:value-type="float">
            <text:p>2.29896</text:p>
          </table:table-cell>
          <table:table-cell office:value-type="float" office:value="2.19893482485876" calcext:value-type="float">
            <text:p>2.19893</text:p>
          </table:table-cell>
          <table:table-cell office:value-type="float" office:value="2.94125152542373" calcext:value-type="float">
            <text:p>2.9412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792307344633" calcext:value-type="float">
            <text:p>2.29792</text:p>
          </table:table-cell>
          <table:table-cell office:value-type="float" office:value="2.15130341242938" calcext:value-type="float">
            <text:p>2.1513</text:p>
          </table:table-cell>
          <table:table-cell office:value-type="float" office:value="2.78290061016949" calcext:value-type="float">
            <text:p>2.782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8919993220339" calcext:value-type="float">
            <text:p>2.2892</text:p>
          </table:table-cell>
          <table:table-cell office:value-type="float" office:value="2.17881462146893" calcext:value-type="float">
            <text:p>2.17881</text:p>
          </table:table-cell>
          <table:table-cell office:value-type="float" office:value="2.87026549152542" calcext:value-type="float">
            <text:p>2.8702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719206779661" calcext:value-type="float">
            <text:p>2.28719</text:p>
          </table:table-cell>
          <table:table-cell office:value-type="float" office:value="2.20893839548023" calcext:value-type="float">
            <text:p>2.20894</text:p>
          </table:table-cell>
          <table:table-cell office:value-type="float" office:value="3.05414020338983" calcext:value-type="float">
            <text:p>3.054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8497807909604" calcext:value-type="float">
            <text:p>2.28498</text:p>
          </table:table-cell>
          <table:table-cell office:value-type="float" office:value="2.15825672316384" calcext:value-type="float">
            <text:p>2.15826</text:p>
          </table:table-cell>
          <table:table-cell office:value-type="float" office:value="2.70788691525424" calcext:value-type="float">
            <text:p>2.7078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8443835028249" calcext:value-type="float">
            <text:p>2.28444</text:p>
          </table:table-cell>
          <table:table-cell office:value-type="float" office:value="2.11995755932203" calcext:value-type="float">
            <text:p>2.11996</text:p>
          </table:table-cell>
          <table:table-cell office:value-type="float" office:value="2.72705708474576" calcext:value-type="float">
            <text:p>2.7270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201593220339" calcext:value-type="float">
            <text:p>2.28202</text:p>
          </table:table-cell>
          <table:table-cell office:value-type="float" office:value="2.13675322033898" calcext:value-type="float">
            <text:p>2.13675</text:p>
          </table:table-cell>
          <table:table-cell office:value-type="float" office:value="2.80008813559322" calcext:value-type="float">
            <text:p>2.8000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8123963841808" calcext:value-type="float">
            <text:p>2.28124</text:p>
          </table:table-cell>
          <table:table-cell office:value-type="float" office:value="2.16773997740113" calcext:value-type="float">
            <text:p>2.16774</text:p>
          </table:table-cell>
          <table:table-cell office:value-type="float" office:value="2.7551286779661" calcext:value-type="float">
            <text:p>2.7551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938463276836" calcext:value-type="float">
            <text:p>2.27938</text:p>
          </table:table-cell>
          <table:table-cell office:value-type="float" office:value="2.2176606779661" calcext:value-type="float">
            <text:p>2.21766</text:p>
          </table:table-cell>
          <table:table-cell office:value-type="float" office:value="3.01660501694915" calcext:value-type="float">
            <text:p>3.0166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429308474576" calcext:value-type="float">
            <text:p>2.27429</text:p>
          </table:table-cell>
          <table:table-cell office:value-type="float" office:value="2.27685229378531" calcext:value-type="float">
            <text:p>2.27685</text:p>
          </table:table-cell>
          <table:table-cell office:value-type="float" office:value="3.25028122033898" calcext:value-type="float">
            <text:p>3.2502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220038418079" calcext:value-type="float">
            <text:p>2.2722</text:p>
          </table:table-cell>
          <table:table-cell office:value-type="float" office:value="2.215024" calcext:value-type="float">
            <text:p>2.21502</text:p>
          </table:table-cell>
          <table:table-cell office:value-type="float" office:value="2.98469016949153" calcext:value-type="float">
            <text:p>2.9846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149025988701" calcext:value-type="float">
            <text:p>2.27149</text:p>
          </table:table-cell>
          <table:table-cell office:value-type="float" office:value="2.21198720903955" calcext:value-type="float">
            <text:p>2.21199</text:p>
          </table:table-cell>
          <table:table-cell office:value-type="float" office:value="2.91140393220339" calcext:value-type="float">
            <text:p>2.91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7091254237288" calcext:value-type="float">
            <text:p>2.27091</text:p>
          </table:table-cell>
          <table:table-cell office:value-type="float" office:value="2.23106802259887" calcext:value-type="float">
            <text:p>2.23107</text:p>
          </table:table-cell>
          <table:table-cell office:value-type="float" office:value="3.01242738983051" calcext:value-type="float">
            <text:p>3.0124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026155932203" calcext:value-type="float">
            <text:p>2.27026</text:p>
          </table:table-cell>
          <table:table-cell office:value-type="float" office:value="2.1674693559322" calcext:value-type="float">
            <text:p>2.16747</text:p>
          </table:table-cell>
          <table:table-cell office:value-type="float" office:value="2.94186061016949" calcext:value-type="float">
            <text:p>2.9418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826829378531" calcext:value-type="float">
            <text:p>2.26827</text:p>
          </table:table-cell>
          <table:table-cell office:value-type="float" office:value="2.22639529943503" calcext:value-type="float">
            <text:p>2.2264</text:p>
          </table:table-cell>
          <table:table-cell office:value-type="float" office:value="2.95082603389831" calcext:value-type="float">
            <text:p>2.9508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7454259887006" calcext:value-type="float">
            <text:p>2.27454</text:p>
          </table:table-cell>
          <table:table-cell office:value-type="float" office:value="2.26525288135593" calcext:value-type="float">
            <text:p>2.26525</text:p>
          </table:table-cell>
          <table:table-cell office:value-type="float" office:value="3.15024515254237" calcext:value-type="float">
            <text:p>3.1502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421584180791" calcext:value-type="float">
            <text:p>2.26422</text:p>
          </table:table-cell>
          <table:table-cell office:value-type="float" office:value="2.21394386440678" calcext:value-type="float">
            <text:p>2.21394</text:p>
          </table:table-cell>
          <table:table-cell office:value-type="float" office:value="3.12766508474576" calcext:value-type="float">
            <text:p>3.127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211963841808" calcext:value-type="float">
            <text:p>2.26212</text:p>
          </table:table-cell>
          <table:table-cell office:value-type="float" office:value="2.22774811299435" calcext:value-type="float">
            <text:p>2.22775</text:p>
          </table:table-cell>
          <table:table-cell office:value-type="float" office:value="2.87102345762712" calcext:value-type="float">
            <text:p>2.8710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344659887006" calcext:value-type="float">
            <text:p>2.27345</text:p>
          </table:table-cell>
          <table:table-cell office:value-type="float" office:value="2.26185292655367" calcext:value-type="float">
            <text:p>2.26185</text:p>
          </table:table-cell>
          <table:table-cell office:value-type="float" office:value="3.15038888135593" calcext:value-type="float">
            <text:p>3.1503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377231638418" calcext:value-type="float">
            <text:p>2.22377</text:p>
          </table:table-cell>
          <table:table-cell office:value-type="float" office:value="2.26150689265537" calcext:value-type="float">
            <text:p>2.26151</text:p>
          </table:table-cell>
          <table:table-cell office:value-type="float" office:value="2.99142128813559" calcext:value-type="float">
            <text:p>2.9914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853726553672" calcext:value-type="float">
            <text:p>2.25854</text:p>
          </table:table-cell>
          <table:table-cell office:value-type="float" office:value="2.22890212429379" calcext:value-type="float">
            <text:p>2.2289</text:p>
          </table:table-cell>
          <table:table-cell office:value-type="float" office:value="2.77224488135593" calcext:value-type="float">
            <text:p>2.7722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757778531073" calcext:value-type="float">
            <text:p>2.25758</text:p>
          </table:table-cell>
          <table:table-cell office:value-type="float" office:value="2.31659111864407" calcext:value-type="float">
            <text:p>2.31659</text:p>
          </table:table-cell>
          <table:table-cell office:value-type="float" office:value="3.26848461016949" calcext:value-type="float">
            <text:p>3.2684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706865536723" calcext:value-type="float">
            <text:p>2.25707</text:p>
          </table:table-cell>
          <table:table-cell office:value-type="float" office:value="2.25110266666667" calcext:value-type="float">
            <text:p>2.2511</text:p>
          </table:table-cell>
          <table:table-cell office:value-type="float" office:value="3.17848677966102" calcext:value-type="float">
            <text:p>3.1784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901459887006" calcext:value-type="float">
            <text:p>2.27901</text:p>
          </table:table-cell>
          <table:table-cell office:value-type="float" office:value="2.25688657627119" calcext:value-type="float">
            <text:p>2.25689</text:p>
          </table:table-cell>
          <table:table-cell office:value-type="float" office:value="3.13627796610169" calcext:value-type="float">
            <text:p>3.1362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676551412429" calcext:value-type="float">
            <text:p>2.25677</text:p>
          </table:table-cell>
          <table:table-cell office:value-type="float" office:value="2.25430483615819" calcext:value-type="float">
            <text:p>2.2543</text:p>
          </table:table-cell>
          <table:table-cell office:value-type="float" office:value="3.21562630508475" calcext:value-type="float">
            <text:p>3.215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647224858757" calcext:value-type="float">
            <text:p>2.25647</text:p>
          </table:table-cell>
          <table:table-cell office:value-type="float" office:value="2.2639024180791" calcext:value-type="float">
            <text:p>2.2639</text:p>
          </table:table-cell>
          <table:table-cell office:value-type="float" office:value="3.25561491525424" calcext:value-type="float">
            <text:p>3.2556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27821920904" calcext:value-type="float">
            <text:p>2.25278</text:p>
          </table:table-cell>
          <table:table-cell office:value-type="float" office:value="2.22463914124294" calcext:value-type="float">
            <text:p>2.22464</text:p>
          </table:table-cell>
          <table:table-cell office:value-type="float" office:value="3.01022454237288" calcext:value-type="float">
            <text:p>3.0102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232881355932" calcext:value-type="float">
            <text:p>2.25233</text:p>
          </table:table-cell>
          <table:table-cell office:value-type="float" office:value="2.20589683615819" calcext:value-type="float">
            <text:p>2.2059</text:p>
          </table:table-cell>
          <table:table-cell office:value-type="float" office:value="2.96917206779661" calcext:value-type="float">
            <text:p>2.9691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3496009039548" calcext:value-type="float">
            <text:p>2.23496</text:p>
          </table:table-cell>
          <table:table-cell office:value-type="float" office:value="2.25139093785311" calcext:value-type="float">
            <text:p>2.25139</text:p>
          </table:table-cell>
          <table:table-cell office:value-type="float" office:value="3.10110237288136" calcext:value-type="float">
            <text:p>3.101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410560451977" calcext:value-type="float">
            <text:p>2.24411</text:p>
          </table:table-cell>
          <table:table-cell office:value-type="float" office:value="2.25038515254237" calcext:value-type="float">
            <text:p>2.25039</text:p>
          </table:table-cell>
          <table:table-cell office:value-type="float" office:value="3.01325423728814" calcext:value-type="float">
            <text:p>3.0132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24085681355932" calcext:value-type="float">
            <text:p>2.24086</text:p>
          </table:table-cell>
          <table:table-cell office:value-type="float" office:value="2.22579590960452" calcext:value-type="float">
            <text:p>2.2258</text:p>
          </table:table-cell>
          <table:table-cell office:value-type="float" office:value="3.01580718644068" calcext:value-type="float">
            <text:p>3.0158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056727683616" calcext:value-type="float">
            <text:p>2.24057</text:p>
          </table:table-cell>
          <table:table-cell office:value-type="float" office:value="2.29608772881356" calcext:value-type="float">
            <text:p>2.29609</text:p>
          </table:table-cell>
          <table:table-cell office:value-type="float" office:value="3.03388257627119" calcext:value-type="float">
            <text:p>3.033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137378531073" calcext:value-type="float">
            <text:p>2.28137</text:p>
          </table:table-cell>
          <table:table-cell office:value-type="float" office:value="2.23709220338983" calcext:value-type="float">
            <text:p>2.23709</text:p>
          </table:table-cell>
          <table:table-cell office:value-type="float" office:value="3.06675118644068" calcext:value-type="float">
            <text:p>3.0667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556644067797" calcext:value-type="float">
            <text:p>2.23557</text:p>
          </table:table-cell>
          <table:table-cell office:value-type="float" office:value="2.25420508474576" calcext:value-type="float">
            <text:p>2.25421</text:p>
          </table:table-cell>
          <table:table-cell office:value-type="float" office:value="2.95055105084746" calcext:value-type="float">
            <text:p>2.9505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3553742372881" calcext:value-type="float">
            <text:p>2.23554</text:p>
          </table:table-cell>
          <table:table-cell office:value-type="float" office:value="2.33433482485876" calcext:value-type="float">
            <text:p>2.33433</text:p>
          </table:table-cell>
          <table:table-cell office:value-type="float" office:value="3.27228013559322" calcext:value-type="float">
            <text:p>3.2722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193059887006" calcext:value-type="float">
            <text:p>2.23193</text:p>
          </table:table-cell>
          <table:table-cell office:value-type="float" office:value="2.30170856497175" calcext:value-type="float">
            <text:p>2.30171</text:p>
          </table:table-cell>
          <table:table-cell office:value-type="float" office:value="3.06875444067797" calcext:value-type="float">
            <text:p>3.0687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049812429379" calcext:value-type="float">
            <text:p>2.2305</text:p>
          </table:table-cell>
          <table:table-cell office:value-type="float" office:value="2.21890592090395" calcext:value-type="float">
            <text:p>2.21891</text:p>
          </table:table-cell>
          <table:table-cell office:value-type="float" office:value="2.78849220338983" calcext:value-type="float">
            <text:p>2.7884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016036158192" calcext:value-type="float">
            <text:p>2.23016</text:p>
          </table:table-cell>
          <table:table-cell office:value-type="float" office:value="2.37885911864407" calcext:value-type="float">
            <text:p>2.37886</text:p>
          </table:table-cell>
          <table:table-cell office:value-type="float" office:value="3.352352" calcext:value-type="float">
            <text:p>3.3523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01024180791" calcext:value-type="float">
            <text:p>2.2201</text:p>
          </table:table-cell>
          <table:table-cell office:value-type="float" office:value="2.3364458079096" calcext:value-type="float">
            <text:p>2.33645</text:p>
          </table:table-cell>
          <table:table-cell office:value-type="float" office:value="3.21890223728814" calcext:value-type="float">
            <text:p>3.218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643597740113" calcext:value-type="float">
            <text:p>2.21644</text:p>
          </table:table-cell>
          <table:table-cell office:value-type="float" office:value="2.24437089265537" calcext:value-type="float">
            <text:p>2.24437</text:p>
          </table:table-cell>
          <table:table-cell office:value-type="float" office:value="2.88351322033898" calcext:value-type="float">
            <text:p>2.8835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1293125423729" calcext:value-type="float">
            <text:p>2.21293</text:p>
          </table:table-cell>
          <table:table-cell office:value-type="float" office:value="2.40662277966102" calcext:value-type="float">
            <text:p>2.40662</text:p>
          </table:table-cell>
          <table:table-cell office:value-type="float" office:value="3.47564094915254" calcext:value-type="float">
            <text:p>3.4756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.28285586440678" calcext:value-type="float">
            <text:p>2.28286</text:p>
          </table:table-cell>
          <table:table-cell office:value-type="float" office:value="2.21005055367232" calcext:value-type="float">
            <text:p>2.21005</text:p>
          </table:table-cell>
          <table:table-cell office:value-type="float" office:value="2.95337138983051" calcext:value-type="float">
            <text:p>2.9533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800388700565" calcext:value-type="float">
            <text:p>2.208</text:p>
          </table:table-cell>
          <table:table-cell office:value-type="float" office:value="2.37833609039548" calcext:value-type="float">
            <text:p>2.37834</text:p>
          </table:table-cell>
          <table:table-cell office:value-type="float" office:value="3.29827254237288" calcext:value-type="float">
            <text:p>3.2982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33362259887" calcext:value-type="float">
            <text:p>2.20334</text:p>
          </table:table-cell>
          <table:table-cell office:value-type="float" office:value="2.31329543502825" calcext:value-type="float">
            <text:p>2.3133</text:p>
          </table:table-cell>
          <table:table-cell office:value-type="float" office:value="3.20879837288136" calcext:value-type="float">
            <text:p>3.20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522827118644" calcext:value-type="float">
            <text:p>2.19523</text:p>
          </table:table-cell>
          <table:table-cell office:value-type="float" office:value="2.33126183050847" calcext:value-type="float">
            <text:p>2.33126</text:p>
          </table:table-cell>
          <table:table-cell office:value-type="float" office:value="3.20884881355932" calcext:value-type="float">
            <text:p>3.2088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1666091299435" calcext:value-type="float">
            <text:p>2.16661</text:p>
          </table:table-cell>
          <table:table-cell office:value-type="float" office:value="2.41586607909605" calcext:value-type="float">
            <text:p>2.41587</text:p>
          </table:table-cell>
          <table:table-cell office:value-type="float" office:value="3.25669776271186" calcext:value-type="float">
            <text:p>3.25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231670056497" calcext:value-type="float">
            <text:p>2.16232</text:p>
          </table:table-cell>
          <table:table-cell office:value-type="float" office:value="2.40027184180791" calcext:value-type="float">
            <text:p>2.40027</text:p>
          </table:table-cell>
          <table:table-cell office:value-type="float" office:value="3.20781315254237" calcext:value-type="float">
            <text:p>3.2078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470415819209" calcext:value-type="float">
            <text:p>2.2547</text:p>
          </table:table-cell>
          <table:table-cell office:value-type="float" office:value="2.15981093785311" calcext:value-type="float">
            <text:p>2.15981</text:p>
          </table:table-cell>
          <table:table-cell office:value-type="float" office:value="2.82339959322034" calcext:value-type="float">
            <text:p>2.823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532917514124" calcext:value-type="float">
            <text:p>2.14533</text:p>
          </table:table-cell>
          <table:table-cell office:value-type="float" office:value="2.38635414689266" calcext:value-type="float">
            <text:p>2.38635</text:p>
          </table:table-cell>
          <table:table-cell office:value-type="float" office:value="2.9954953220339" calcext:value-type="float">
            <text:p>2.995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389215819209" calcext:value-type="float">
            <text:p>2.31389</text:p>
          </table:table-cell>
          <table:table-cell office:value-type="float" office:value="2.11908108474576" calcext:value-type="float">
            <text:p>2.11908</text:p>
          </table:table-cell>
          <table:table-cell office:value-type="float" office:value="2.82575457627119" calcext:value-type="float">
            <text:p>2.8257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1" calcext:value-type="float">
            <text:p>1</text:p>
          </table:table-cell>
          <table:table-cell table:formula="of:=SUM([.C1:.C5])" office:value-type="float" office:value="4" calcext:value-type="float">
            <text:p>4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4" calcext:value-type="float">
            <text:p>4</text:p>
          </table:table-cell>
          <table:table-cell table:formula="of:=SUM([.G1:.G5])" office:value-type="float" office:value="4" calcext:value-type="float">
            <text:p>4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4" calcext:value-type="float">
            <text:p>4</text:p>
          </table:table-cell>
          <table:table-cell table:formula="of:=SUM([.K1:.K5])" office:value-type="float" office:value="4" calcext:value-type="float">
            <text:p>4</text:p>
          </table:table-cell>
          <table:table-cell table:formula="of:=SUM([.L1:.L5])" office:value-type="float" office:value="1" calcext:value-type="float">
            <text:p>1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4" calcext:value-type="float">
            <text:p>4</text:p>
          </table:table-cell>
          <table:table-cell table:formula="of:=SUM([.S1:.S5])" office:value-type="float" office:value="3" calcext:value-type="float">
            <text:p>3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4" calcext:value-type="float">
            <text:p>4</text:p>
          </table:table-cell>
          <table:table-cell table:formula="of:=SUM([.V1:.V5])" office:value-type="float" office:value="5" calcext:value-type="float">
            <text:p>5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3" calcext:value-type="float">
            <text:p>3</text:p>
          </table:table-cell>
          <table:table-cell table:formula="of:=SUM([.AA1:.AA5])" office:value-type="float" office:value="5" calcext:value-type="float">
            <text:p>5</text:p>
          </table:table-cell>
          <table:table-cell table:formula="of:=SUM([.AB1:.AB5])" office:value-type="float" office:value="1" calcext:value-type="float">
            <text:p>1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0" calcext:value-type="float">
            <text:p>0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1" calcext:value-type="float">
            <text:p>1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4" calcext:value-type="float">
            <text:p>4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1" calcext:value-type="float">
            <text:p>1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1" calcext:value-type="float">
            <text:p>1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1" calcext:value-type="float">
            <text:p>1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1" calcext:value-type="float">
            <text:p>1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4" calcext:value-type="float">
            <text:p>4</text:p>
          </table:table-cell>
          <table:table-cell table:formula="of:=SUM([.BR1:.BR5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1:03:18.260741388</dc:date>
    <meta:document-statistic meta:table-count="1" meta:cell-count="4637" meta:object-count="0"/>
    <meta:generator>LibreOffice/4.2.8.2$Linux_X86_64 LibreOffice_project/420m0$Build-2</meta:generator>
  </office:meta>
</office:document-meta>
</file>